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F66454F8286C0F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49cm, 4.408cm, 13.557cm, 2.65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1cm" svg:height="22.399cm" svg:x="0.992cm" svg:y="2.292cm">
          <draw:image xlink:href="Pictures/10000000000005E8000007E00F66454F8286C0F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6:01.724226291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